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2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2.18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2.73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Albums">
      <style:table-properties table:display="true" style:writing-mode="lr-tb"/>
    </style:style>
    <style:style style:name="ta2" style:family="table" style:master-page-name="PageStyle_5f_Auteu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bu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2.347cm" svg:height="1.508cm" svg:x="3.939cm" svg:y="0.82cm" draw:caption-point-x="-0.407cm" draw:caption-point-y="-0.81cm">
              <dc:date>2022-11-09T00:00:00</dc:date>
              <text:p text:style-name="P1"><text:span text:style-name="T1">ISBN-10 ou ISBN-13 ou EAN</text:span></text:p>
              <text:p text:style-name="P1"><text:span text:style-name="T1"><text:tab/></text:span><text:span text:style-name="T1">-Raphael Borrelli</text:span></text:p>
            </office:annotation>
            <text:p>Code ISBN / EAN</text:p>
          </table:table-cell>
          <table:table-cell table:style-name="ce10" office:value-type="string" calcext:value-type="string">
            <text:p>IdAuteur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Prix vente</text:p>
          </table:table-cell>
          <table:table-cell table:style-name="ce10" office:value-type="string" calcext:value-type="string">
            <text:p>Stock initia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4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hrono Games tome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2">Ça</text:span> PIIINCE !!! Sans rire ?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3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ermaine la vache tome 1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ermaine la vache tome 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50070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’Avenir de Pronto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3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AGE Tome 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4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AGE Tome 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5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AGE Tome 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6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UAGE Tome 3 Version luxe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rabelle Tome 5</text:p>
          </table:table-cell>
          <table:table-cell table:style-name="ce11" office:value-type="float" office:value="14.95" calcext:value-type="float">
            <text:p>14,9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0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Ondine et la cérémonie des fées</text:p>
          </table:table-cell>
          <table:table-cell table:style-name="ce11" office:value-type="float" office:value="16.5" calcext:value-type="float">
            <text:p>16,5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744307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une bleu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61660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 la droite du diabl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4356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éparer les méchant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4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Le vol du bleu de France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0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L'or blanc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3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Retour vers le futur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5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Perdus dans les couloirs du temps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7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Premières aventures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Le jumeau maléfique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2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- Carnavals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ommissaire Arthur - Prise d'otage en Aveyron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8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ommissaire Arthur - Meurtres au campus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50842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'atelier BD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95799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Elias (NL) - De eerste avonturen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588202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Le monde de Choupi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5882022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Choupie est de sortie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918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J'apprends la BD - Dessin humoristique 1</text:p>
          </table:table-cell>
          <table:table-cell table:style-name="ce11" office:value-type="float" office:value="13.8" calcext:value-type="float">
            <text:p>13,8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8211005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J'apprends la BD - Dessin humoristique 2</text:p>
          </table:table-cell>
          <table:table-cell table:style-name="ce11" office:value-type="float" office:value="14.8" calcext:value-type="float">
            <text:p>14,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225164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J'apprends la BD - Les toons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225163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J'apprends la BD - Les Comic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8211027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pprendre le dessin MANGA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0630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ne année pour mieux manger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90360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Bande de microb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8211000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Les recettes de Petronille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0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Les oreilles de Vichy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77283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Ceci n'est pas un déchet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3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Le souffle de la fugue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L'âne et le renne du Père Noël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77886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érou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0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La petite Judith - L'atelier BD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2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La petite Judith - La BD à colorier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La petite Judith - Judith donne l'alerte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6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La petite Judith - Judith apprend la couture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5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ister Kat - Tu t'es vu quand j'ai bu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4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ister Kat - Retour de cuite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91037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ister Kat - Gueule de bois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02101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Victoire</text:p>
          </table:table-cell>
          <table:table-cell table:style-name="ce11" office:value-type="float" office:value="9.5" calcext:value-type="float">
            <text:p>9,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521016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Capricieux 1er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0618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a nuit des Ours</text:p>
          </table:table-cell>
          <table:table-cell table:style-name="ce11" office:value-type="float" office:value="12.95" calcext:value-type="float">
            <text:p>12,9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144583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a guerre de Louise 1914-192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02115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Tu es grand maintenant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358544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a forêt de Mauperdu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062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ola princesse rebelle</text:p>
          </table:table-cell>
          <table:table-cell table:style-name="ce11" office:value-type="float" office:value="12.9" calcext:value-type="float">
            <text:p>12,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590313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Pas beurk les légumes !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521012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e fauteuil de papy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4427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e trio L et la petite Afghane</text:p>
          </table:table-cell>
          <table:table-cell table:style-name="ce11" office:value-type="float" office:value="9.9" calcext:value-type="float">
            <text:p>9,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4425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e trio L et le chaseur de fossiles</text:p>
          </table:table-cell>
          <table:table-cell table:style-name="ce11" office:value-type="float" office:value="9.9" calcext:value-type="float">
            <text:p>9,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49054426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e trio L en classe verte</text:p>
          </table:table-cell>
          <table:table-cell table:style-name="ce11" office:value-type="float" office:value="9.9" calcext:value-type="float">
            <text:p>9,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710033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Une fin en soi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710016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la malédiction d'Ashka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710051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Mes parents sont des tueur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395858345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Terence apprenti magicie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395858168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Au bout du fil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0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s fantômes du loch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1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s fantômes du loch - Relié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2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s secrets de Blackmoor castle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3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s secrets de Blackmoor castle - Relié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4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s démons des Carpathes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5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s démons des Carpathes - Relié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6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 trésor du pendu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619687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Le trésor du pendu - Relié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34402429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Lego Dino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9698743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iny Black and Whit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9106999946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My Tiny World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66913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Le bête du Gévaudan - Intégralement bête</text:p>
          </table:table-cell>
          <table:table-cell table:style-name="ce11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66914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La p'tite bête du Gévaudan </text:p>
          </table:table-cell>
          <table:table-cell table:style-name="ce11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978295366915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La p'tite bête du Gévaudan 2</text:p>
          </table:table-cell>
          <table:table-cell table:style-name="ce11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912">
          <table:table-cell table:style-name="ce4"/>
          <table:table-cell table:number-columns-repeated="1016"/>
        </table:table-row>
        <table:table-row table:style-name="ro2" table:number-rows-repeated="1047580">
          <table:table-cell table:number-columns-repeated="1017"/>
        </table:table-row>
        <table:table-row table:style-name="ro3" table:number-rows-repeated="4">
          <table:table-cell table:number-columns-repeated="1017"/>
        </table:table-row>
        <table:table-row table:style-name="ro3">
          <table:table-cell table:number-columns-repeated="1017"/>
        </table:table-row>
        <table:named-expressions>
          <table:named-range table:name="Z_7A5F0A6F_6E07_4BBD_B6E7_231911191BD4_.wvu.FilterData" table:base-cell-address="$Albums.$A$1" table:cell-range-address="$Albums.$A$1:.$E$78"/>
        </table:named-expressions>
      </table:table>
      <table:table table:name="Auteur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0" table:default-cell-style-name="Default"/>
        <table:table-row table:style-name="ro1">
          <table:table-cell table:style-name="ce10" office:value-type="string" calcext:value-type="string">
            <text:p>IdAuteur</text:p>
          </table:table-cell>
          <table:table-cell table:style-name="ce10" office:value-type="string" calcext:value-type="string">
            <text:p>Prénom auteur</text:p>
          </table:table-cell>
          <table:table-cell table:style-name="ce10" office:value-type="string" calcext:value-type="string">
            <text:p>Nom auteur</text:p>
          </table:table-cell>
          <table:table-cell table:style-name="ce10" office:value-type="string" calcext:value-type="string">
            <text:p>Pourcentage</text:p>
          </table:table-cell>
          <table:table-cell table:number-columns-repeated="10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émi</text:p>
          </table:table-cell>
          <table:table-cell table:style-name="ce15" office:value-type="string" calcext:value-type="string">
            <text:p>Jiguel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hristian</text:p>
          </table:table-cell>
          <table:table-cell table:style-name="ce15" office:value-type="string" calcext:value-type="string">
            <text:p>Peultier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Thibaud</text:p>
          </table:table-cell>
          <table:table-cell table:style-name="ce15" office:value-type="string" calcext:value-type="string">
            <text:p>Mazoyer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ylvain</text:p>
          </table:table-cell>
          <table:table-cell table:style-name="ce15" office:value-type="string" calcext:value-type="string">
            <text:p>Aimès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Philippe</text:p>
          </table:table-cell>
          <table:table-cell table:style-name="ce15" office:value-type="string" calcext:value-type="string">
            <text:p>Brocard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Laureline</text:p>
          </table:table-cell>
          <table:table-cell table:style-name="ce15" office:value-type="string" calcext:value-type="string">
            <text:p>Grenouiller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Thierry</text:p>
          </table:table-cell>
          <table:table-cell table:style-name="ce15" office:value-type="string" calcext:value-type="string">
            <text:p>Méry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ylvie</text:p>
          </table:table-cell>
          <table:table-cell table:style-name="ce15" office:value-type="string" calcext:value-type="string">
            <text:p>Arnoux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Frédéric</text:p>
          </table:table-cell>
          <table:table-cell table:style-name="ce15" office:value-type="string" calcext:value-type="string">
            <text:p>Marniquet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Patrick </text:p>
          </table:table-cell>
          <table:table-cell table:style-name="ce15" office:value-type="string" calcext:value-type="string">
            <text:p>Biesse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ranck</text:p>
          </table:table-cell>
          <table:table-cell table:style-name="ce11" office:value-type="string" calcext:value-type="string">
            <text:p>Chantelouve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 style:data-style-name="N2" text:time-value="11:05:51.907942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bums" style:display-name="PageStyle_Albu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eurs" style:display-name="PageStyle_Auteu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es" style:display-name="PageStyle_Vent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iements" style:display-name="PageStyle_Paiem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23T11:06:19.311600109</dc:date>
    <meta:editing-duration>PT7M3S</meta:editing-duration>
    <meta:editing-cycles>7</meta:editing-cycles>
    <meta:document-statistic meta:table-count="2" meta:cell-count="443" meta:object-count="0"/>
  </office:meta>
</office:document-meta>
</file>